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1e6108"/>
    </style:style>
    <style:style style:name="P5" style:family="paragraph" style:parent-style-name="Text_20_body">
      <style:text-properties officeooo:rsid="0411b153" officeooo:paragraph-rsid="03f4cd97"/>
    </style:style>
    <style:style style:name="P6" style:family="paragraph" style:parent-style-name="Text_20_body">
      <style:text-properties officeooo:rsid="04137347" officeooo:paragraph-rsid="03f4cd97"/>
    </style:style>
    <style:style style:name="P7" style:family="paragraph" style:parent-style-name="Text_20_body">
      <style:text-properties officeooo:rsid="04232749" officeooo:paragraph-rsid="03f4cd97"/>
    </style:style>
    <style:style style:name="P8" style:family="paragraph" style:parent-style-name="Text_20_body">
      <style:text-properties officeooo:rsid="042b5803" officeooo:paragraph-rsid="03f4cd97"/>
    </style:style>
    <style:style style:name="P9" style:family="paragraph" style:parent-style-name="Text_20_body">
      <style:text-properties officeooo:rsid="0430dbe3" officeooo:paragraph-rsid="03f4cd97"/>
    </style:style>
    <style:style style:name="P10" style:family="paragraph" style:parent-style-name="Text_20_body">
      <style:text-properties style:use-window-font-color="true" officeooo:rsid="0432cf0a" officeooo:paragraph-rsid="03f4cd97"/>
    </style:style>
    <style:style style:name="P11" style:family="paragraph" style:parent-style-name="Text_20_body">
      <style:text-properties officeooo:rsid="0426eb53" officeooo:paragraph-rsid="03f4cd97"/>
    </style:style>
    <style:style style:name="P12" style:family="paragraph" style:parent-style-name="Text_20_body">
      <style:text-properties officeooo:rsid="040c212e" officeooo:paragraph-rsid="040c212e"/>
    </style:style>
    <style:style style:name="P13" style:family="paragraph" style:parent-style-name="Text_20_body">
      <style:text-properties officeooo:rsid="043a61d4" officeooo:paragraph-rsid="0419e675"/>
    </style:style>
    <style:style style:name="P14" style:family="paragraph" style:parent-style-name="Text_20_body">
      <style:text-properties fo:font-weight="normal" officeooo:rsid="03fae783" officeooo:paragraph-rsid="0419e675" style:font-weight-asian="normal" style:font-weight-complex="normal"/>
    </style:style>
    <style:style style:name="P15" style:family="paragraph" style:parent-style-name="Text_20_body">
      <style:text-properties fo:font-weight="normal" officeooo:rsid="04354841" officeooo:paragraph-rsid="0419e675" style:font-weight-asian="normal" style:font-weight-complex="normal"/>
    </style:style>
    <style:style style:name="P16" style:family="paragraph" style:parent-style-name="Text_20_body">
      <style:text-properties officeooo:rsid="0437513e" officeooo:paragraph-rsid="0419e675"/>
    </style:style>
    <style:style style:name="P17" style:family="paragraph" style:parent-style-name="Text_20_body">
      <style:text-properties officeooo:paragraph-rsid="0419e675"/>
    </style:style>
    <style:style style:name="P18" style:family="paragraph" style:parent-style-name="Heading_20_2">
      <style:text-properties officeooo:rsid="0430dbe3" officeooo:paragraph-rsid="03f4cd97"/>
    </style:style>
    <style:style style:name="P19" style:family="paragraph" style:parent-style-name="Heading_20_2">
      <style:text-properties officeooo:paragraph-rsid="03f4cd97"/>
    </style:style>
    <style:style style:name="P20" style:family="paragraph" style:parent-style-name="Heading_20_2">
      <style:text-properties officeooo:paragraph-rsid="0419e675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ourier New" officeooo:paragraph-rsid="03f4cd97"/>
    </style:style>
    <style:style style:name="P22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19e675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19e675" style:font-weight-asian="normal" style:font-weight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Courier New" officeooo:rsid="041cf7eb" officeooo:paragraph-rsid="03f4cd97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43bab31" officeooo:paragraph-rsid="0419e675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43c0c24" officeooo:paragraph-rsid="0419e675"/>
    </style:style>
    <style:style style:name="P27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19e675" style:font-weight-asian="normal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19e675" style:font-style-asian="italic" style:font-style-complex="italic"/>
    </style:style>
    <style:style style:name="P29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19e675" style:font-style-asian="italic" style:font-weight-asian="normal" style:font-style-complex="italic" style:font-weight-complex="normal"/>
    </style:style>
    <style:style style:name="P30" style:family="paragraph" style:parent-style-name="Heading_20_1">
      <style:text-properties officeooo:rsid="044e9b6d" officeooo:paragraph-rsid="0419e675"/>
    </style:style>
    <style:style style:name="P31" style:family="paragraph" style:parent-style-name="Text_20_body" style:list-style-name="L1">
      <style:text-properties officeooo:rsid="0424ce9b" officeooo:paragraph-rsid="03f4cd97"/>
    </style:style>
    <style:style style:name="P32" style:family="paragraph" style:parent-style-name="Text_20_body" style:list-style-name="L1">
      <style:text-properties officeooo:rsid="0429c005" officeooo:paragraph-rsid="03f4cd97"/>
    </style:style>
    <style:style style:name="P33" style:family="paragraph" style:parent-style-name="Text_20_body" style:list-style-name="L1">
      <style:text-properties officeooo:rsid="041021e7" officeooo:paragraph-rsid="041021e7"/>
    </style:style>
    <style:style style:name="P34" style:family="paragraph" style:parent-style-name="Text_20_body" style:list-style-name="L2">
      <style:text-properties officeooo:rsid="042cdfda" officeooo:paragraph-rsid="03f4cd97"/>
    </style:style>
    <style:style style:name="P35" style:family="paragraph" style:parent-style-name="Text_20_body" style:list-style-name="L3">
      <style:text-properties officeooo:paragraph-rsid="03f4cd97"/>
    </style:style>
    <style:style style:name="P36" style:family="paragraph" style:parent-style-name="Text_20_body" style:list-style-name="L3">
      <style:text-properties officeooo:rsid="040e796d" officeooo:paragraph-rsid="040e796d"/>
    </style:style>
    <style:style style:name="P37" style:family="paragraph" style:parent-style-name="Text_20_body" style:list-style-name="L4">
      <style:text-properties officeooo:paragraph-rsid="0419e675"/>
    </style:style>
    <style:style style:name="P38" style:family="paragraph" style:parent-style-name="Text_20_body">
      <style:text-properties officeooo:rsid="042fc6f5" officeooo:paragraph-rsid="03f4cd97"/>
    </style:style>
    <style:style style:name="P39" style:family="paragraph" style:parent-style-name="Text_20_body">
      <style:text-properties officeooo:rsid="0420de1a" officeooo:paragraph-rsid="0420de1a"/>
    </style:style>
    <style:style style:name="P40" style:family="paragraph" style:parent-style-name="Text_20_body">
      <style:paragraph-properties fo:text-align="end" style:justify-single-word="false" style:writing-mode="rl-tb"/>
      <style:text-properties officeooo:rsid="043bab31" officeooo:paragraph-rsid="04223c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3bab3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4354841" style:font-weight-asian="normal" style:font-weight-complex="normal"/>
    </style:style>
    <style:style style:name="T5" style:family="text">
      <style:text-properties fo:font-weight="normal" officeooo:rsid="043a10af" style:font-weight-asian="normal" style:font-weight-complex="normal"/>
    </style:style>
    <style:style style:name="T6" style:family="text">
      <style:text-properties fo:font-weight="normal" officeooo:rsid="04386f34" style:font-weight-asian="normal" style:font-weight-complex="normal"/>
    </style:style>
    <style:style style:name="T7" style:family="text">
      <style:text-properties fo:font-weight="normal" officeooo:rsid="043bab31" style:font-weight-asian="normal" style:font-weight-complex="normal"/>
    </style:style>
    <style:style style:name="T8" style:family="text">
      <style:text-properties fo:font-weight="normal" officeooo:rsid="043bd757" style:font-weight-asian="normal" style:font-weight-complex="normal"/>
    </style:style>
    <style:style style:name="T9" style:family="text">
      <style:text-properties fo:font-weight="normal" officeooo:rsid="043be298" style:font-weight-asian="normal" style:font-weight-complex="normal"/>
    </style:style>
    <style:style style:name="T10" style:family="text">
      <style:text-properties fo:font-weight="normal" officeooo:rsid="04424143" style:font-weight-asian="normal" style:font-weight-complex="normal"/>
    </style:style>
    <style:style style:name="T11" style:family="text">
      <style:text-properties fo:font-weight="normal" officeooo:rsid="041c1320" style:font-weight-asian="normal" style:font-weight-complex="normal"/>
    </style:style>
    <style:style style:name="T12" style:family="text">
      <style:text-properties fo:font-weight="normal" officeooo:rsid="041f21bf" style:font-weight-asian="normal" style:font-weight-complex="normal"/>
    </style:style>
    <style:style style:name="T13" style:family="text">
      <style:text-properties fo:font-weight="normal" officeooo:rsid="04223c7e" style:font-weight-asian="normal" style:font-weight-complex="normal"/>
    </style:style>
    <style:style style:name="T14" style:family="text">
      <style:text-properties officeooo:rsid="033bd0c4"/>
    </style:style>
    <style:style style:name="T15" style:family="text">
      <style:text-properties officeooo:rsid="04137347"/>
    </style:style>
    <style:style style:name="T16" style:family="text">
      <style:text-properties fo:color="#0000ff"/>
    </style:style>
    <style:style style:name="T17" style:family="text">
      <style:text-properties fo:color="#0000ff" officeooo:rsid="0411b153"/>
    </style:style>
    <style:style style:name="T18" style:family="text">
      <style:text-properties fo:color="#0000ff" officeooo:rsid="041bc02d"/>
    </style:style>
    <style:style style:name="T19" style:family="text">
      <style:text-properties officeooo:rsid="0411b153"/>
    </style:style>
    <style:style style:name="T20" style:family="text">
      <style:text-properties fo:color="#008000"/>
    </style:style>
    <style:style style:name="T21" style:family="text">
      <style:text-properties fo:color="#008000" officeooo:rsid="0411b153"/>
    </style:style>
    <style:style style:name="T22" style:family="text">
      <style:text-properties fo:color="#008000" officeooo:rsid="0415d069"/>
    </style:style>
    <style:style style:name="T23" style:family="text">
      <style:text-properties officeooo:rsid="0415d069"/>
    </style:style>
    <style:style style:name="T24" style:family="text">
      <style:text-properties officeooo:rsid="042a80e2"/>
    </style:style>
    <style:style style:name="T25" style:family="text">
      <style:text-properties officeooo:rsid="0427ce05"/>
    </style:style>
    <style:style style:name="T26" style:family="text">
      <style:text-properties officeooo:rsid="042b580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40c7f55"/>
    </style:style>
    <style:style style:name="T29" style:family="text">
      <style:text-properties officeooo:rsid="041111fa"/>
    </style:style>
    <style:style style:name="T30" style:family="text">
      <style:text-properties officeooo:rsid="04129fa0"/>
    </style:style>
    <style:style style:name="T31" style:family="text">
      <style:text-properties officeooo:rsid="04186eb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1">שיטות קבועות –</text:span> <text:span text:style-name="T31">const methods</text:span></text:h>
      <text:p text:style-name="P5">המילה const קיימת גם בשפת סי. <text:span text:style-name="T15">אם שמים אותה מייד לפני שם של משתנה - המשתנה יהיה קבוע, והקומפיילר לא ייתן לנו לשנות אותו. <text:s/>עד כאן זה פשוט.</text:span></text:p>
      <text:p text:style-name="P6">כשיש פוינטרים זה קצת יותר מסובך - צריך לשים לב מי הקבוע - הפוינטר או הדבר שהוא מצביע עליו? </text:p>
      <text:p text:style-name="P21"><text:span text:style-name="T17">int</text:span><text:span text:style-name="T19"> *</text:span><text:span text:style-name="T17">const</text:span><text:span text:style-name="T19"> p1 = &amp;i; </text:span><text:span text:style-name="T21">// a const </text:span><text:span text:style-name="T20">pointer to an un-const variable </text:span></text:p>
      <text:p text:style-name="P21">p1++; <text:span text:style-name="T23"><text:s text:c="3"/></text:span><text:span text:style-name="T20">// c</text:span><text:span text:style-name="T22">ompiler </text:span><text:span text:style-name="T20">error </text:span></text:p>
      <text:p text:style-name="P21">(*p1)++; <text:span text:style-name="T20">// ok </text:span></text:p>
      <text:p text:style-name="P21"><text:span text:style-name="T18">const </text:span><text:span text:style-name="T16">int</text:span>* p2 = &amp;b; <text:span text:style-name="T20">// an un-const pointer to a const variable </text:span></text:p>
      <text:p text:style-name="P21">p2++; <text:span text:style-name="T23"><text:s text:c="4"/></text:span><text:span text:style-name="T20">// ok</text:span></text:p>
      <text:p text:style-name="P21">(*p2)++; <text:span text:style-name="T23"><text:s/></text:span><text:span text:style-name="T20">// c</text:span><text:span text:style-name="T22">ompiler </text:span><text:span text:style-name="T20">error </text:span></text:p>
      <text:p text:style-name="P21"><text:span text:style-name="T16">const</text:span> <text:span text:style-name="T16">int</text:span> * <text:span text:style-name="T16">const</text:span> p3 = &amp;b; <text:span text:style-name="T20">// a const pointer to a const variable </text:span></text:p>
      <text:p text:style-name="P24"/>
      <text:p text:style-name="P7">כשיש מחלקות ועצמים, המצב מסתבך עוד יותר. אפשר לשים את המילה const בכותרת של שיטה, אחרי הסוגריים. המשמעות היא, שבתוך השיטה הזאת, המשתנה this יהיה מצביע לעצם קבוע. במילים אחרות: השיטה לא תוכל לשנות את השדות של העצם. </text:p>
      <text:p text:style-name="P7"><text:span text:style-name="T1">למה זה חשוב</text:span>? </text:p>
      <text:list xml:id="list3784157058" text:style-name="L1">
        <text:list-item>
          <text:p text:style-name="P31">זה עוזר לאתר באגים ותקלות. אם שיטה מסויימת מוגדרת כ-const, אפשר להיות בטוחים שהיא לא משנה את העצם, ולכן אם העצם משתנה כנראה התקלה במקום אחר.</text:p>
        </text:list-item>
        <text:list-item>
          <text:p text:style-name="P32">אם בתוכנית הראשית מגדירים עצם כ-const, אפשר לקרוא על העצם הזה רק לשיטות שהוגדרו כ-const. </text:p>
        </text:list-item>
        <text:list-item>
          <text:p text:style-name="P33">זה מאפשר לנו לקבל אזהרות על תופעות-לוואי לא רצויות. למשל, נניח שאנחנו כותבים פונקציה print שמדפיסה את אחד השדות של העצם שלנו. אבל תוך כדי ההדפסה, אנחנו קוראים לפונקציית-ספריה שמשנה את העצם (יש פונקציות כאלו בספריה התקנית! למשל אופרטור סוגריים מרובעים של map עלול לשנות את העצם!). אם נגדיר את השיטה כ-const, הקומפיילר יזהה את הבעיה ויזהיר אותנו.</text:p>
        </text:list-item>
      </text:list>
      <text:p text:style-name="P11"><text:span text:style-name="T1">למה זה קשה</text:span>? כי כששיטה היא const, הקומפיילר לא ייתן לנו לקרוא מתוכה לשיטות אחרות שהן לא const<text:span text:style-name="T24">! <text:s text:c="2"/></text:span>לכן, כשמגדירים שיטה כ-const עלולה להיווצר "תגובת שרשרת" שתדרוש מאיתנו הרבה שינויים בקוד. <text:s text:c="2"/><text:span text:style-name="T25">לכן עדיף מלכתחילה להגדיר כ-const כל שיטה שאנחנו יודעים שלא תצטרך לשנות את העצם.</text:span></text:p>
      <text:p text:style-name="P12"><text:span text:style-name="T27">תרגיל בית</text:span>: קחו את התרגילים הקודמים שלכם, הוסיפו להם "const" במקומות הנכונים, וראו מה קורה..</text:p>
      <text:p text:style-name="P19">קבועים והעמסה</text:p>
      <text:p text:style-name="P8">כשמוסיפים את המילה const לשיטה, היא הופכת לחלק מה"חתימה" של השיטה. מכאן שאפשר ליצור שתי שיטות שונות עם אותו שם ואותם פרמטרים - אחת עם const ואחת בלי. הקומפיילר ישתמש בשיטה הנכונה לפי ההקשר - אם משתמשים בשיטה כ-lvalue הוא יקרא לשיטה בלי ה-const, ואם משתמשים בשיטה כ-rvalue הוא יקר<text:span text:style-name="T28">א</text:span> לשיטה עם ה-const.</text:p>
      <text:p text:style-name="P8"><text:span text:style-name="T1">מתי זה שימושי</text:span>? למשל, כשמגדירים מבנה-נתונים של וקטור. למבנה יש שיטה get(i) שמחזירה את האלמנט במקום i. מקובל ליצור שתי שיטות עם <text:span text:style-name="T1">מימוש זהה</text:span>:</text:p>
      <text:list xml:id="list1707601301" text:style-name="L2">
        <text:list-item>
          <text:p text:style-name="P34">אחת מיועדת לקריאה - היא <text:span text:style-name="T26">מוגדרת כ-const ומחזירה const&amp;</text:span>.</text:p>
        </text:list-item>
        <text:list-item>
          <text:p text:style-name="P34">השניה מיועדת לכתיבה - היא מוגדרת בלי const ומחזירה &amp;.</text:p>
        </text:list-item>
      </text:list>
      <text:p text:style-name="P38">הקומפיילר יחליט לאיזו שיטה לקרוא, לפי סוג המשתנה: אם המשתנה הוא const הוא יקרא לשיטה המיועדת לקריאה בלבד; אחרת הוא יקרא לשיטה המיועדת לכתיבה.</text:p>
      <text:p text:style-name="P39">ראו דוגמה בתיקיה 7.</text:p>
      <text:p text:style-name="P18">שדה mutable</text:p>
      <text:p text:style-name="P9">לפעמים רוצים לשמור בתוך עצם, שדה מסויים שהערך שלו לא משקף את המצב של העצם. לדוגמה, זה יכול להיות cache של תוצאת-ביניים של חישוב כלשהו<text:span text:style-name="T29">, או מונה הסופר את מספר הגישות לפונקציה מסויימת</text:span>. החישוב לא משנה את מצב העצם<text:span text:style-name="T30"> מבחינה לוגית</text:span>, אבל הוא צריך לשמור את התוצאה <text:span text:style-name="T30">בתוך העצם.</text:span></text:p>
      <text:p text:style-name="P9">כדי שהקומפיילר יאפשר לנו לעשות זאת, נסמן את ה-cache ב-mutable. </text:p>
      <text:p text:style-name="P9">שדה המסומן ב-mutable ניתן לשינוי גם אם העצם הוא const.</text:p>
      <text:p text:style-name="P10"/>
      <text:p text:style-name="P19">מקורות</text:p>
      <text:list xml:id="list919097398" text:style-name="L3">
        <text:list-item>
          <text:p text:style-name="P35">מצגות של<text:span text:style-name="T14"> </text:span>אופיר פלא ומירי בן-ניסן.</text:p>
        </text:list-item>
        <text:list-item>
          <text:p text:style-name="P36">למה חשוב שהשיטות יהיו const - מפי מפתח בכיר בפייסבוק https://youtu.be/lkgszkPnV8g</text:p>
        </text:list-item>
      </text:list>
      <text:p text:style-name="P4">סיכם: אראל סגל-הלוי.</text:p>
      <text:p text:style-name="P3"/>
      <text:h text:style-name="P30" text:outline-level="1">חברים</text:h>
      <text:p text:style-name="P17"><text:span text:style-name="T4">לפעמים יש פונקציה שהיא קשורה באופן הדוק למחלקה, אבל </text:span><text:span text:style-name="T5">אי אפשר </text:span><text:span text:style-name="T4">להגדיר בתוך המחלקה. </text:span><text:span text:style-name="T6">לדוגמה, אופרטורי קלט ופלט (&gt;&gt; &lt;&lt;) </text:span><text:span text:style-name="T11">שנלמד בשיעור הבא.</text:span></text:p>
      <text:p text:style-name="P13"><text:span text:style-name="T6">י</text:span><text:span text:style-name="T3">ש פונקציה שאפשר להגדיר בתוך המחלקה אבל נוח יותר להגדיר בחוץ. לדוגמה, </text:span><text:span text:style-name="T4">אופרטור חיבור (+) אפשר להגדיר בתוך המחלקה:</text:span></text:p>
      <text:p text:style-name="P22">Complex Complex::operator+ (Complex other)</text:p>
      <text:p text:style-name="P14"/>
      <text:p text:style-name="P15">אבל יותר טבעי להגדיר אותו מחוץ למחלקה:</text:p>
      <text:p text:style-name="P22">Complex operator+ (Complex a, Complex b)</text:p>
      <text:p text:style-name="P16"><text:span text:style-name="T3">בדרך-כלל, כשפונקציות מוגדרות מחוץ למחלקה</text:span><text:span text:style-name="T7">, אין להן גישה לשדות הפרטיים של המחלקה. אבל בשפת ++C אפשר לחרוג מכלל זה ע"י הצהרה שהפונקציה המדוברת היא </text:span><text:span text:style-name="T2">חברה </text:span><text:span text:style-name="T7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23">friend Complex operator+ (Complex a, Complex b);</text:p>
      <text:p text:style-name="P40"><text:span text:style-name="T3">את המימוש אפשר לכתוב כרגיל בקובץ cpp; המימוש יוכל לגשת לשדות הפרטיים של המחלקה.</text:span><text:span text:style-name="T8"> <text:s/></text:span></text:p>
      <text:p text:style-name="P40"><text:span text:style-name="T13">ראו דוגמה בתיקיה 8.</text:span></text:p>
      <text:p text:style-name="P25"><text:span text:style-name="T9"/></text:p>
      <text:p text:style-name="P26"><text:span text:style-name="T9">ב</text:span><text:span text:style-name="T3">אותו אופן, אפשר להגדיר </text:span><text:span text:style-name="T1">מחלקה חברה</text:span><text:span text:style-name="T3">: מחלקה אחת יכולה להגדיר מחלקה אחרת כ"חברה" ובכך לאפשר לה לגשת לשדות הפרטיים שלה. </text:span></text:p>
      <text:p text:style-name="P27">זה שימושי כשיש שתי מחלקות הקשורות באופן הדוק זו לזו, למשל: מחלקה של וקטור, ומחלקה של איטרטור על הוקטור הזה.</text:p>
      <text:p text:style-name="P28"><text:span text:style-name="T1">חידה</text:span><text:span text:style-name="T3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29"/>
      <text:p text:style-name="P20">מקורות</text:p>
      <text:list xml:id="list3069482856" text:style-name="L4">
        <text:list-item>
          <text:p text:style-name="P37">מצגת של<text:span text:style-name="T14"> </text:span>אופיר פלא.</text:p>
        </text:list-item>
      </text:list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4-01T13:53:26.507084350</dc:date>
    <meta:editing-duration>P8DT10H22M12S</meta:editing-duration>
    <meta:editing-cycles>948</meta:editing-cycles>
    <dc:creator>Erel Segal-Halevi</dc:creator>
    <meta:document-statistic meta:table-count="0" meta:image-count="0" meta:object-count="0" meta:page-count="1" meta:paragraph-count="50" meta:word-count="755" meta:character-count="4194" meta:non-whitespace-character-count="3469"/>
  </office:meta>
</office:document-meta>
</file>